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swar upload programming sequence</text:p>
      <text:p text:style-name="Standard"/>
      <text:p text:style-name="Standard">Setup Button sequence for read back of template</text:p>
      <text:p text:style-name="Standard"/>
      <text:p text:style-name="Standard">/includes/sidebar.php</text:p>
      <text:p text:style-name="Standard"><text:tab/>CampaignMgmtSetup.php</text:p>
      <text:p text:style-name="Standard"><text:tab/><text:tab/>CampaignMgmtUpload.php</text:p>
      <text:p text:style-name="Standard"><text:tab/><text:tab/><text:tab/>functions/pickFile.php with $returnpage = CampaignMgmtImport.php</text:p>
      <text:p text:style-name="Standard"><text:tab/><text:tab/><text:tab/><text:tab/>uploadFile.php with $returnpage = CampaignMgmtImport.php</text:p>
      <text:p text:style-name="Standard"><text:tab/><text:tab/><text:tab/>CampaignMgmtImport.php</text:p>
      <text:p text:style-name="Standard"><text:tab/><text:tab/><text:tab/><text:tab/>CampaignMgmtImportConfirm.php</text:p>
      <text:p text:style-name="Standard"><text:tab/><text:tab/><text:tab/><text:tab/>CampaignMgmtSupplyControlPoints.php</text:p>
      <text:p text:style-name="Standard"/>
      <text:p text:style-name="Standard"/>
      <text:p text:style-name="Standard">Upload columns and statics from template sequence</text:p>
      <text:p text:style-name="Standard"/>
      <text:p text:style-name="Standard">/includes/sidebar.php</text:p>
      <text:p text:style-name="Standard"><text:tab/>CampaignMgmtULTemplateConfirm.php</text:p>
      <text:p text:style-name="Standard"><text:tab/><text:tab/><text:tab/><text:tab/>functions/pickFile.php with $returnpage = CampaignMgmtImport.php</text:p>
      <text:p text:style-name="Standard"><text:tab/><text:tab/><text:tab/><text:tab/>uploadFile.php with $returnpage = CampaignMgmtImport.php</text:p>
      <text:p text:style-name="Standard"><text:tab/><text:tab/><text:tab/>CampaignMgmtImport2.php</text:p>
      <text:p text:style-name="Standard"><text:tab/><text:tab/><text:tab/><text:tab/>CampaignMgmtImportConfirm2.php</text:p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1T11:09:35.56</meta:creation-date>
    <dc:date>2014-04-15T13:26:31.14</dc:date>
    <meta:editing-duration>PT01H27M54S</meta:editing-duration>
    <meta:editing-cycles>12</meta:editing-cycles>
    <meta:generator>OpenOffice.org/3.2$Win32 OpenOffice.org_project/OpenOffice.org 3.2.1 boost R1</meta:generator>
    <meta:document-statistic meta:table-count="0" meta:image-count="0" meta:object-count="0" meta:page-count="1" meta:paragraph-count="18" meta:word-count="49" meta:character-count="666"/>
  </office:meta>
</office:document-meta>
</file>